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bfd8b" officeooo:paragraph-rsid="001bfd8b"/>
    </style:style>
    <style:style style:name="P3" style:family="paragraph" style:parent-style-name="Standard">
      <style:paragraph-properties fo:text-align="start" style:justify-single-word="false"/>
      <style:text-properties officeooo:rsid="001c4005" officeooo:paragraph-rsid="001c4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1.</text:p>
      <text:p text:style-name="P3"><text:s/>zamowienia(id_produktu, nazwa_produktu, id_klienta, nazwa_klienta,</text:p>
      <text:p text:style-name="P3">data_zamowienia, cena_produktu, ilość, VAT, suma_brutto, suma_netto)</text:p>
      <text:p text:style-name="P3"/>
      <text:p text:style-name="P2">id_produktu → nazwa_produktu,cena_produktu,VAT</text:p>
      <text:p text:style-name="P2">id_klienta → nazwa_klienta, data_zamówienia</text:p>
      <text:p text:style-name="P2">ilość→suma_brutto,suma_netto</text:p>
      <text:p text:style-name="P2">cena_produktu→ VAT</text:p>
      <text:p text:style-name="P3">data_zamówienia→ilość</text:p>
      <text:p text:style-name="P3"/>
      <text:p text:style-name="P3"/>
      <text:p text:style-name="P3">2.</text:p>
      <text:p text:style-name="P3">Klucze kandydujące:</text:p>
      <text:p text:style-name="P3">id_produktu</text:p>
      <text:p text:style-name="P3">id_klienta</text:p>
      <text:p text:style-name="P3"/>
      <text:p text:style-name="P3">3.</text:p>
      <text:p text:style-name="P3">pomieszczenia(id_pomieszczenia, numer_pomieszczenia, id_budynku,</text:p>
      <text:p text:style-name="P3">powierzchnia, liczba_okien, liczba_drzwi, ulica, miasto, kod_pocztowy)</text:p>
      <text:p text:style-name="P3"/>
      <text:p text:style-name="P3">id_pomieszczenia → numer_pomieszczenia, id_budynku, powierzchnia,liczba_okien,liczba_drzwi</text:p>
      <text:p text:style-name="P3">id_budynku → ulica, miasto</text:p>
      <text:p text:style-name="P3">miasto→ kod_pocztowy</text:p>
      <text:p text:style-name="P3">ulica→ miasto,kod_pocztowy</text:p>
      <text:p text:style-name="P3"/>
      <text:p text:style-name="P3">id_pomieszczenia</text:p>
      <text:p text:style-name="P3">id_klienta</text:p>
      <text:p text:style-name="P3"/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3:47:28.290000000</meta:creation-date>
    <dc:date>2020-04-10T14:08:47.567000000</dc:date>
    <meta:editing-duration>PT57S</meta:editing-duration>
    <meta:editing-cycles>1</meta:editing-cycles>
    <meta:document-statistic meta:table-count="0" meta:image-count="0" meta:object-count="0" meta:page-count="1" meta:paragraph-count="21" meta:word-count="52" meta:character-count="659" meta:non-whitespace-character-count="627"/>
    <meta:generator>LibreOffice/6.2.3.2$Windows_x86 LibreOffice_project/aecc05fe267cc68dde00352a451aa867b3b546ac</meta:generator>
  </office:meta>
</office:document-meta>
</file>